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117.5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63pt" svg:height="255.23pt" svg:x="384.26pt" svg:y="149.84pt">
            <loext:p draw:notify-on-update-of-ranges="Sheet1.B2:Sheet1.B18 Sheet1.D2:Sheet1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Frame Number</text:p>
          </table:table-cell>
          <table:table-cell office:value-type="string" calcext:value-type="string">
            <text:p>Frame Estimates</text:p>
          </table:table-cell>
          <table:table-cell table:style-name="ce1" office:value-type="string" calcext:value-type="string">
            <text:p>Distance Estimate (mm)</text:p>
          </table:table-cell>
          <table:table-cell office:value-type="string" calcext:value-type="string">
            <text:p>Linear Regression</text:p>
          </table:table-cell>
          <table:table-cell office:value-type="string" calcext:value-type="string">
            <text:p>Slope:</text:p>
          </table:table-cell>
          <table:table-cell table:formula="of:=SLOPE([.A2:.A18];[.B2:.B18])" office:value-type="float" office:value="-0.816207769423176" calcext:value-type="float">
            <text:p>-0.8162077694</text:p>
          </table:table-cell>
          <table:table-cell office:value-type="string" calcext:value-type="string">
            <text:p>Intercept:</text:p>
          </table:table-cell>
          <table:table-cell table:formula="of:=INTERCEPT([.A2:.A18];[.B2:.B18])" office:value-type="float" office:value="37.3602336272637" calcext:value-type="float">
            <text:p>37.36023362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.9368" calcext:value-type="float">
            <text:p>41.9368</text:p>
          </table:table-cell>
          <table:table-cell table:formula="of:=[.B2]*15.25" office:value-type="float" office:value="639.5362" calcext:value-type="float">
            <text:p>639.5362</text:p>
          </table:table-cell>
          <table:table-cell table:formula="of:=[.$F$1]*[.A2]+[.$H$1]" office:value-type="float" office:value="36.5440258578405" calcext:value-type="float">
            <text:p>36.544025857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.4326" calcext:value-type="float">
            <text:p>44.4326</text:p>
          </table:table-cell>
          <table:table-cell table:formula="of:=[.B3]*15.25" office:value-type="float" office:value="677.59715" calcext:value-type="float">
            <text:p>677.59715</text:p>
          </table:table-cell>
          <table:table-cell table:formula="of:=[.$F$1]*[.A3]+[.$H$1]" office:value-type="float" office:value="35.7278180884174" calcext:value-type="float">
            <text:p>35.727818088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.2994" calcext:value-type="float">
            <text:p>38.2994</text:p>
          </table:table-cell>
          <table:table-cell table:formula="of:=[.B4]*15.25" office:value-type="float" office:value="584.06585" calcext:value-type="float">
            <text:p>584.06585</text:p>
          </table:table-cell>
          <table:table-cell table:formula="of:=[.$F$1]*[.A4]+[.$H$1]" office:value-type="float" office:value="34.9116103189942" calcext:value-type="float">
            <text:p>34.91161031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.6288" calcext:value-type="float">
            <text:p>44.6288</text:p>
          </table:table-cell>
          <table:table-cell table:formula="of:=[.B5]*15.25" office:value-type="float" office:value="680.5892" calcext:value-type="float">
            <text:p>680.5892</text:p>
          </table:table-cell>
          <table:table-cell table:formula="of:=[.$F$1]*[.A5]+[.$H$1]" office:value-type="float" office:value="34.095402549571" calcext:value-type="float">
            <text:p>34.095402549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.245" calcext:value-type="float">
            <text:p>36.245</text:p>
          </table:table-cell>
          <table:table-cell table:formula="of:=[.B6]*15.25" office:value-type="float" office:value="552.73625" calcext:value-type="float">
            <text:p>552.73625</text:p>
          </table:table-cell>
          <table:table-cell table:formula="of:=[.$F$1]*[.A6]+[.$H$1]" office:value-type="float" office:value="33.2791947801478" calcext:value-type="float">
            <text:p>33.279194780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.058" calcext:value-type="float">
            <text:p>39.058</text:p>
          </table:table-cell>
          <table:table-cell table:formula="of:=[.B7]*15.25" office:value-type="float" office:value="595.6345" calcext:value-type="float">
            <text:p>595.6345</text:p>
          </table:table-cell>
          <table:table-cell table:formula="of:=[.$F$1]*[.A7]+[.$H$1]" office:value-type="float" office:value="32.4629870107247" calcext:value-type="float">
            <text:p>32.462987010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.5501" calcext:value-type="float">
            <text:p>35.5501</text:p>
          </table:table-cell>
          <table:table-cell table:formula="of:=[.B8]*15.25" office:value-type="float" office:value="542.139025" calcext:value-type="float">
            <text:p>542.139025</text:p>
          </table:table-cell>
          <table:table-cell table:formula="of:=[.$F$1]*[.A8]+[.$H$1]" office:value-type="float" office:value="31.6467792413015" calcext:value-type="float">
            <text:p>31.646779241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.7126" calcext:value-type="float">
            <text:p>37.7126</text:p>
          </table:table-cell>
          <table:table-cell table:formula="of:=[.B9]*15.25" office:value-type="float" office:value="575.11715" calcext:value-type="float">
            <text:p>575.11715</text:p>
          </table:table-cell>
          <table:table-cell table:formula="of:=[.$F$1]*[.A9]+[.$H$1]" office:value-type="float" office:value="30.8305714718783" calcext:value-type="float">
            <text:p>30.830571471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.3422" calcext:value-type="float">
            <text:p>32.3422</text:p>
          </table:table-cell>
          <table:table-cell table:formula="of:=[.B10]*15.25" office:value-type="float" office:value="493.21855" calcext:value-type="float">
            <text:p>493.21855</text:p>
          </table:table-cell>
          <table:table-cell table:formula="of:=[.$F$1]*[.A10]+[.$H$1]" office:value-type="float" office:value="30.0143637024551" calcext:value-type="float">
            <text:p>30.014363702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8554" calcext:value-type="float">
            <text:p>34.8554</text:p>
          </table:table-cell>
          <table:table-cell table:formula="of:=[.B11]*15.25" office:value-type="float" office:value="531.54485" calcext:value-type="float">
            <text:p>531.54485</text:p>
          </table:table-cell>
          <table:table-cell table:formula="of:=[.$F$1]*[.A11]+[.$H$1]" office:value-type="float" office:value="29.198155933032" calcext:value-type="float">
            <text:p>29.19815593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.3326" calcext:value-type="float">
            <text:p>32.3326</text:p>
          </table:table-cell>
          <table:table-cell table:formula="of:=[.B12]*15.25" office:value-type="float" office:value="493.07215" calcext:value-type="float">
            <text:p>493.07215</text:p>
          </table:table-cell>
          <table:table-cell table:formula="of:=[.$F$1]*[.A12]+[.$H$1]" office:value-type="float" office:value="28.3819481636088" calcext:value-type="float">
            <text:p>28.381948163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.199" calcext:value-type="float">
            <text:p>33.199</text:p>
          </table:table-cell>
          <table:table-cell table:formula="of:=[.B13]*15.25" office:value-type="float" office:value="506.28475" calcext:value-type="float">
            <text:p>506.28475</text:p>
          </table:table-cell>
          <table:table-cell table:formula="of:=[.$F$1]*[.A13]+[.$H$1]" office:value-type="float" office:value="27.5657403941856" calcext:value-type="float">
            <text:p>27.565740394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.0536" calcext:value-type="float">
            <text:p>29.0536</text:p>
          </table:table-cell>
          <table:table-cell table:formula="of:=[.B14]*15.25" office:value-type="float" office:value="443.0674" calcext:value-type="float">
            <text:p>443.0674</text:p>
          </table:table-cell>
          <table:table-cell table:formula="of:=[.$F$1]*[.A14]+[.$H$1]" office:value-type="float" office:value="26.7495326247624" calcext:value-type="float">
            <text:p>26.749532624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.7154" calcext:value-type="float">
            <text:p>29.7154</text:p>
          </table:table-cell>
          <table:table-cell table:formula="of:=[.B15]*15.25" office:value-type="float" office:value="453.15985" calcext:value-type="float">
            <text:p>453.15985</text:p>
          </table:table-cell>
          <table:table-cell table:formula="of:=[.$F$1]*[.A15]+[.$H$1]" office:value-type="float" office:value="25.9333248553393" calcext:value-type="float">
            <text:p>25.933324855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.4642" calcext:value-type="float">
            <text:p>28.4642</text:p>
          </table:table-cell>
          <table:table-cell table:formula="of:=[.B16]*15.25" office:value-type="float" office:value="434.07905" calcext:value-type="float">
            <text:p>434.07905</text:p>
          </table:table-cell>
          <table:table-cell table:formula="of:=[.$F$1]*[.A16]+[.$H$1]" office:value-type="float" office:value="25.1171170859161" calcext:value-type="float">
            <text:p>25.117117085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9192" calcext:value-type="float">
            <text:p>27.9192</text:p>
          </table:table-cell>
          <table:table-cell table:formula="of:=[.B17]*15.25" office:value-type="float" office:value="425.7678" calcext:value-type="float">
            <text:p>425.7678</text:p>
          </table:table-cell>
          <table:table-cell table:formula="of:=[.$F$1]*[.A17]+[.$H$1]" office:value-type="float" office:value="24.3009093164929" calcext:value-type="float">
            <text:p>24.300909316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.9429" calcext:value-type="float">
            <text:p>24.9429</text:p>
          </table:table-cell>
          <table:table-cell table:formula="of:=[.B18]*15.25" office:value-type="float" office:value="380.379225" calcext:value-type="float">
            <text:p>380.379225</text:p>
          </table:table-cell>
          <table:table-cell table:formula="of:=[.$F$1]*[.A18]+[.$H$1]" office:value-type="float" office:value="23.4847015470697" calcext:value-type="float">
            <text:p>23.484701547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[.$F$1]*[.A19]+[.$H$1]" office:value-type="float" office:value="22.6684937776465" calcext:value-type="float">
            <text:p>22.668493777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[.$F$1]*[.A20]+[.$H$1]" office:value-type="float" office:value="21.8522860082234" calcext:value-type="float">
            <text:p>21.852286008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[.$F$1]*[.A21]+[.$H$1]" office:value-type="float" office:value="21.0360782388002" calcext:value-type="float">
            <text:p>21.036078238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formula="of:=[.$F$1]*[.A22]+[.$H$1]" office:value-type="float" office:value="20.219870469377" calcext:value-type="float">
            <text:p>20.219870469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[.$F$1]*[.A23]+[.$H$1]" office:value-type="float" office:value="19.4036626999538" calcext:value-type="float">
            <text:p>19.403662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[.$F$1]*[.A24]+[.$H$1]" office:value-type="float" office:value="18.5874549305307" calcext:value-type="float">
            <text:p>18.587454930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[.$F$1]*[.A25]+[.$H$1]" office:value-type="float" office:value="17.7712471611075" calcext:value-type="float">
            <text:p>17.771247161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[.$F$1]*[.A26]+[.$H$1]" office:value-type="float" office:value="16.9550393916843" calcext:value-type="float">
            <text:p>16.955039391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[.$F$1]*[.A27]+[.$H$1]" office:value-type="float" office:value="16.1388316222611" calcext:value-type="float">
            <text:p>16.138831622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[.$F$1]*[.A28]+[.$H$1]" office:value-type="float" office:value="15.322623852838" calcext:value-type="float">
            <text:p>15.32262385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[.$F$1]*[.A29]+[.$H$1]" office:value-type="float" office:value="14.5064160834148" calcext:value-type="float">
            <text:p>14.506416083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[.$F$1]*[.A30]+[.$H$1]" office:value-type="float" office:value="13.6902083139916" calcext:value-type="float">
            <text:p>13.69020831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[.$F$1]*[.A31]+[.$H$1]" office:value-type="float" office:value="12.8740005445684" calcext:value-type="float">
            <text:p>12.874000544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[.$F$1]*[.A32]+[.$H$1]" office:value-type="float" office:value="12.0577927751453" calcext:value-type="float">
            <text:p>12.057792775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[.$F$1]*[.A33]+[.$H$1]" office:value-type="float" office:value="11.2415850057221" calcext:value-type="float">
            <text:p>11.241585005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[.$F$1]*[.A34]+[.$H$1]" office:value-type="float" office:value="10.4253772362989" calcext:value-type="float">
            <text:p>10.425377236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[.$F$1]*[.A35]+[.$H$1]" office:value-type="float" office:value="9.60916946687573" calcext:value-type="float">
            <text:p>9.6091694669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[.$F$1]*[.A36]+[.$H$1]" office:value-type="float" office:value="8.79296169745255" calcext:value-type="float">
            <text:p>8.792961697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[.$F$1]*[.A37]+[.$H$1]" office:value-type="float" office:value="7.97675392802938" calcext:value-type="float">
            <text:p>7.976753928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[.$F$1]*[.A38]+[.$H$1]" office:value-type="float" office:value="7.1605461586062" calcext:value-type="float">
            <text:p>7.160546158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[.$F$1]*[.A39]+[.$H$1]" office:value-type="float" office:value="6.34433838918303" calcext:value-type="float">
            <text:p>6.344338389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[.$F$1]*[.A40]+[.$H$1]" office:value-type="float" office:value="5.52813061975985" calcext:value-type="float">
            <text:p>5.528130619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[.$F$1]*[.A41]+[.$H$1]" office:value-type="float" office:value="4.71192285033668" calcext:value-type="float">
            <text:p>4.7119228503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[.$F$1]*[.A42]+[.$H$1]" office:value-type="float" office:value="3.8957150809135" calcext:value-type="float">
            <text:p>3.8957150809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[.$F$1]*[.A43]+[.$H$1]" office:value-type="float" office:value="3.07950731149032" calcext:value-type="float">
            <text:p>3.079507311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[.$F$1]*[.A44]+[.$H$1]" office:value-type="float" office:value="2.26329954206714" calcext:value-type="float">
            <text:p>2.263299542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[.$F$1]*[.A45]+[.$H$1]" office:value-type="float" office:value="1.44709177264397" calcext:value-type="float">
            <text:p>1.447091772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[.$F$1]*[.A46]+[.$H$1]" office:value-type="float" office:value="0.630884003220793" calcext:value-type="float">
            <text:p>0.6308840032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[.$F$1]*[.A47]+[.$H$1]" office:value-type="float" office:value="-0.18532376620238" calcext:value-type="float">
            <text:p>-0.185323766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8:06:42.920175828</meta:creation-date>
    <dc:date>2017-04-05T18:25:01.928355307</dc:date>
    <meta:editing-duration>PT8M8S</meta:editing-duration>
    <meta:editing-cycles>2</meta:editing-cycles>
    <meta:generator>LibreOffice/5.1.6.2$Linux_X86_64 LibreOffice_project/10m0$Build-2</meta:generator>
    <meta:document-statistic meta:table-count="1" meta:cell-count="1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line" chart:style-name="ch1">
        <chart:title svg:x="5.471cm" svg:y="0.316cm" chart:style-name="ch2">
          <text:p>Time to Impact (Frames)</text:p>
        </chart:title>
        <chart:legend chart:legend-position="end" svg:x="13.741cm" svg:y="3.954cm" style:legend-expansion="high" chart:style-name="ch3"/>
        <chart:plot-area chart:style-name="ch4" table:cell-range-address="Sheet1.B2:Sheet1.B18 Sheet1.D2:Sheet1.D47" svg:x="1.331cm" svg:y="1.275cm" svg:width="12.09cm" svg:height="6.569cm">
          <chartooo:coordinate-region svg:x="2.058cm" svg:y="1.474cm" svg:width="11.363cm" svg:height="6.171cm"/>
          <chart:axis chart:dimension="x" chart:name="primary-x" chart:style-name="ch5">
            <chart:title svg:x="6.856cm" svg:y="8.024cm" chart:style-name="ch6">
              <text:p>Frame</text:p>
            </chart:title>
          </chart:axis>
          <chart:axis chart:dimension="y" chart:name="primary-y" chart:style-name="ch5">
            <chart:title svg:x="0.451cm" svg:y="5.847cm" chart:style-name="ch7">
              <text:p>Frames to Impact</text:p>
            </chart:title>
            <chart:grid chart:style-name="ch8" chart:class="major"/>
          </chart:axis>
          <chart:series chart:style-name="ch9" chart:values-cell-range-address="Sheet1.B2:Sheet1.B18" chart:class="chart:line">
            <chart:data-point chart:repeated="17"/>
          </chart:series>
          <chart:series chart:style-name="ch10" chart:values-cell-range-address="Sheet1.D2:Sheet1.D47" chart:class="chart:line"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.9368">
                <text:p>41.9368</text:p>
                <draw:g>
                  <svg:desc>Sheet1.B2:Sheet1.B18</svg:desc>
                </draw:g>
              </table:table-cell>
              <table:table-cell office:value-type="float" office:value="36.5440258578405">
                <text:p>36.5440258578405</text:p>
                <draw:g>
                  <svg:desc>Sheet1.D2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4326">
                <text:p>44.4326</text:p>
              </table:table-cell>
              <table:table-cell office:value-type="float" office:value="35.7278180884174">
                <text:p>35.72781808841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.2994">
                <text:p>38.2994</text:p>
              </table:table-cell>
              <table:table-cell office:value-type="float" office:value="34.9116103189942">
                <text:p>34.91161031899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6288">
                <text:p>44.6288</text:p>
              </table:table-cell>
              <table:table-cell office:value-type="float" office:value="34.095402549571">
                <text:p>34.095402549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245">
                <text:p>36.245</text:p>
              </table:table-cell>
              <table:table-cell office:value-type="float" office:value="33.2791947801478">
                <text:p>33.27919478014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.058">
                <text:p>39.058</text:p>
              </table:table-cell>
              <table:table-cell office:value-type="float" office:value="32.4629870107247">
                <text:p>32.46298701072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.5501">
                <text:p>35.5501</text:p>
              </table:table-cell>
              <table:table-cell office:value-type="float" office:value="31.6467792413015">
                <text:p>31.6467792413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7126">
                <text:p>37.7126</text:p>
              </table:table-cell>
              <table:table-cell office:value-type="float" office:value="30.8305714718783">
                <text:p>30.83057147187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3422">
                <text:p>32.3422</text:p>
              </table:table-cell>
              <table:table-cell office:value-type="float" office:value="30.0143637024551">
                <text:p>30.01436370245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8554">
                <text:p>34.8554</text:p>
              </table:table-cell>
              <table:table-cell office:value-type="float" office:value="29.198155933032">
                <text:p>29.198155933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3326">
                <text:p>32.3326</text:p>
              </table:table-cell>
              <table:table-cell office:value-type="float" office:value="28.3819481636088">
                <text:p>28.3819481636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199">
                <text:p>33.199</text:p>
              </table:table-cell>
              <table:table-cell office:value-type="float" office:value="27.5657403941856">
                <text:p>27.56574039418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.0536">
                <text:p>29.0536</text:p>
              </table:table-cell>
              <table:table-cell office:value-type="float" office:value="26.7495326247624">
                <text:p>26.74953262476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.7154">
                <text:p>29.7154</text:p>
              </table:table-cell>
              <table:table-cell office:value-type="float" office:value="25.9333248553393">
                <text:p>25.93332485533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4642">
                <text:p>28.4642</text:p>
              </table:table-cell>
              <table:table-cell office:value-type="float" office:value="25.1171170859161">
                <text:p>25.11711708591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.9192">
                <text:p>27.9192</text:p>
              </table:table-cell>
              <table:table-cell office:value-type="float" office:value="24.3009093164929">
                <text:p>24.30090931649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.9429">
                <text:p>24.9429</text:p>
              </table:table-cell>
              <table:table-cell office:value-type="float" office:value="23.4847015470697">
                <text:p>23.48470154706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2.6684937776465">
                <text:p>22.66849377764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1.8522860082234">
                <text:p>21.8522860082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1.0360782388002">
                <text:p>21.0360782388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0.219870469377">
                <text:p>20.2198704693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9.4036626999538">
                <text:p>19.4036626999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.5874549305307">
                <text:p>18.5874549305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7.7712471611075">
                <text:p>17.7712471611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6.9550393916843">
                <text:p>16.9550393916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6.1388316222611">
                <text:p>16.13883162226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5.322623852838">
                <text:p>15.3226238528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4.5064160834148">
                <text:p>14.50641608341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3.6902083139916">
                <text:p>13.69020831399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2.8740005445684">
                <text:p>12.87400054456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2.0577927751453">
                <text:p>12.05779277514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1.2415850057221">
                <text:p>11.24158500572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0.4253772362989">
                <text:p>10.42537723629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.60916946687573">
                <text:p>9.60916946687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.79296169745255">
                <text:p>8.792961697452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7.97675392802938">
                <text:p>7.976753928029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7.1605461586062">
                <text:p>7.1605461586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6.34433838918303">
                <text:p>6.34433838918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.52813061975985">
                <text:p>5.528130619759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.71192285033668">
                <text:p>4.711922850336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.8957150809135">
                <text:p>3.89571508091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.07950731149032">
                <text:p>3.079507311490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26329954206714">
                <text:p>2.263299542067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44709177264397">
                <text:p>1.44709177264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30884003220793">
                <text:p>0.6308840032207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18532376620238">
                <text:p>-0.185323766202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